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150000050D42B00CFA.png" manifest:media-type="image/png"/>
  <manifest:file-entry manifest:full-path="Pictures/10000201000002FB0000025B83735A70.png" manifest:media-type="image/png"/>
  <manifest:file-entry manifest:full-path="Pictures/1000020100000495000002A183778C19.png" manifest:media-type="image/png"/>
  <manifest:file-entry manifest:full-path="Pictures/10000201000003FF0000020B8BF561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96cc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96cc7" officeooo:paragraph-rsid="00096cc7" style:font-weight-asian="bold" style:font-weight-complex="bold"/>
    </style:style>
    <style:style style:name="P3" style:family="paragraph" style:parent-style-name="Standard" style:list-style-name="WWNum1">
      <style:text-properties officeooo:paragraph-rsid="00096cc7"/>
    </style:style>
    <style:style style:name="P4" style:family="paragraph" style:parent-style-name="Standard">
      <style:text-properties officeooo:paragraph-rsid="00096cc7"/>
    </style:style>
    <style:style style:name="P5" style:family="paragraph" style:parent-style-name="Standard">
      <style:paragraph-properties style:writing-mode="lr-tb"/>
      <style:text-properties fo:font-size="10pt" style:text-underline-style="solid" style:text-underline-width="auto" style:text-underline-color="font-color" fo:font-weight="bold" officeooo:rsid="00096cc7" officeooo:paragraph-rsid="00096cc7" style:font-size-asian="10pt" style:font-weight-asian="bold" style:font-size-complex="10pt" style:font-weight-complex="bol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3pt" style:text-underline-style="solid" style:text-underline-width="auto" style:text-underline-color="font-color" fo:font-weight="bold" officeooo:rsid="00096cc7" officeooo:paragraph-rsid="00096cc7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 style:writing-mode="lr-tb"/>
      <style:text-properties fo:font-size="13pt" style:text-underline-style="solid" style:text-underline-width="auto" style:text-underline-color="font-color" fo:font-weight="bold" officeooo:rsid="00096cc7" officeooo:paragraph-rsid="00096cc7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.5in" fo:margin-right="0in" fo:text-indent="0in" style:auto-text-indent="false"/>
      <style:text-properties fo:font-weight="bold" officeooo:paragraph-rsid="00096cc7" style:font-weight-asian="bold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96cc7"/>
    </style:style>
    <style:style style:name="P10" style:family="paragraph" style:parent-style-name="Normal_20_Indent">
      <style:paragraph-properties fo:text-align="justify" style:justify-single-word="false"/>
      <style:text-properties style:font-name="Arial" officeooo:paragraph-rsid="00096cc7" style:font-name-complex="Arial1"/>
    </style:style>
    <style:style style:name="P11" style:family="paragraph" style:parent-style-name="Normal_20_Indent">
      <style:paragraph-properties fo:text-align="justify" style:justify-single-word="false"/>
      <style:text-properties style:font-name="Arial" fo:font-weight="bold" officeooo:paragraph-rsid="00096cc7" style:font-weight-asian="bold" style:font-name-complex="Arial1" style:font-weight-complex="bold"/>
    </style:style>
    <style:style style:name="P12" style:family="paragraph" style:parent-style-name="Normal_20_Indent">
      <style:paragraph-properties fo:text-align="justify" style:justify-single-word="false"/>
      <style:text-properties officeooo:paragraph-rsid="00096cc7"/>
    </style:style>
    <style:style style:name="P13" style:family="paragraph" style:parent-style-name="Normal_20_Indent">
      <style:paragraph-properties fo:margin-left="0in" fo:margin-right="0in" fo:text-align="justify" style:justify-single-word="false" fo:text-indent="0in" style:auto-text-indent="false"/>
      <style:text-properties style:font-name="Arial" fo:font-weight="bold" officeooo:paragraph-rsid="00096cc7" style:font-weight-asian="bold" style:font-name-complex="Arial1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QUENCE DIAGRAMS</text:p>
      <text:p text:style-name="Standard"/>
      <text:p text:style-name="Standard"><draw:frame draw:style-name="fr1" draw:name="Image1" text:anchor-type="paragraph" svg:x="0.0236in" svg:y="0.1075in" svg:width="6.9252in" svg:height="3.5402in" draw:z-index="0"><draw:image xlink:href="Pictures/10000201000003FF0000020B8BF56180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Image2" text:anchor-type="paragraph" svg:width="6.9252in" svg:height="3.9728in" draw:z-index="1"><draw:image xlink:href="Pictures/1000020100000495000002A183778C19.png" xlink:type="simple" xlink:show="embed" xlink:actuate="onLoad"/></draw:frame></text:p>
      <text:p text:style-name="Standard"/>
      <text:p text:style-name="Standard"><draw:frame draw:style-name="fr2" draw:name="Image3" text:anchor-type="paragraph" svg:width="6.9252in" svg:height="5.472in" draw:z-index="2"><draw:image xlink:href="Pictures/10000201000002FB0000025B83735A70.png" xlink:type="simple" xlink:show="embed" xlink:actuate="onLoad"/></draw:frame><text:soft-page-break/></text:p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CLASS DIAGRAM</text:p>
      <text:p text:style-name="P5"/>
      <text:p text:style-name="P5"/>
      <text:p text:style-name="Standard"><draw:frame draw:style-name="fr3" draw:name="Image4" text:anchor-type="paragraph" svg:width="6.9252in" svg:height="4.9382in" draw:z-index="3"><draw:image xlink:href="Pictures/10000201000007150000050D42B00CFA.png" xlink:type="simple" xlink:show="embed" xlink:actuate="onLoad"/></draw:frame><text:line-break/></text:p>
      <text:p text:style-name="P9"><text:span text:style-name="T1">SYSTEM TEST PLAN</text:span></text:p>
      <text:p text:style-name="P1"/>
      <text:p text:style-name="P1"/>
      <text:p text:style-name="P1"/>
      <text:p text:style-name="P4"><text:span text:style-name="T2">Testing Strategy</text:span><text:bookmark text:name="_Toc225217707"/></text:p>
      <text:p text:style-name="P10"/>
      <text:p text:style-name="P12"><text:span text:style-name="T3">System Testing will include testing of the system’s functionality; we will do thorough testing of every input in the application to check the desired outputs. We will be testing the user’s experience with the application.</text:span></text:p>
      <text:p text:style-name="P11"/>
      <text:p text:style-name="P13"/>
      <text:p text:style-name="P13"/>
      <text:p text:style-name="P13"/>
      <text:p text:style-name="P4"><text:span text:style-name="T2">Test case number</text:span>: 1</text:p>
      <text:p text:style-name="P4"><text:span text:style-name="T2">Test case title</text:span>: Take an order, before the manager defines a menu.</text:p>
      <text:p text:style-name="P4"><text:span text:style-name="T2">Module being tested</text:span>: Take Order.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Cashier</text:p>
      <text:p text:style-name="P4">2. Select Take Order from the menu.</text:p>
      <text:p text:style-name="P1"/>
      <text:p text:style-name="P4"><text:span text:style-name="T2">Expected result</text:span>: The cashier should not be able to click take order. There should be a message on clicking the take order button saying, there are no items in the menu to choose from, contact the manager.”</text:p>
      <text:p text:style-name="P4"><text:span text:style-name="T2">Cleanup</text:span>:</text:p>
      <text:p text:style-name="P4">1. To change the Menu then go to Edit Menu</text:p>
      <text:p text:style-name="P4">2. To clean up the data, terminate the program</text:p>
      <text:p text:style-name="P13"/>
      <text:p text:style-name="P13"/>
      <text:p text:style-name="P4"><text:span text:style-name="T2">Test case number</text:span>: 2</text:p>
      <text:p text:style-name="P4"><text:span text:style-name="T2">Test case title</text:span>: Delete an order.</text:p>
      <text:p text:style-name="P4"><text:span text:style-name="T2">Module being tested</text:span>: View Order</text:p>
      <text:p text:style-name="P4"><text:span text:style-name="T2">Importance</text:span>: Required for other functionality in system</text:p>
      <text:p text:style-name="P4"><text:span text:style-name="T2">Instruction</text:span>:</text:p>
      <text:list xml:id="list3305519391585198004" text:style-name="WWNum1">
        <text:list-item>
          <text:p text:style-name="P3">From the home screen of the manager and the cashier, click on the ‘View Orders’ button.</text:p>
        </text:list-item>
        <text:list-item>
          <text:p text:style-name="P3">Put order id and click ‘Get Order’ button.</text:p>
        </text:list-item>
        <text:list-item>
          <text:p text:style-name="P3">Click on the ‘Manager’ option.</text:p>
        </text:list-item>
        <text:list-item>
          <text:p text:style-name="P3">Manager’s login is required to delete the order displayed.</text:p>
        </text:list-item>
        <text:list-item>
          <text:p text:style-name="P3">Manager logs in.</text:p>
        </text:list-item>
        <text:list-item>
          <text:p text:style-name="P3">Click on the ‘Cancel Order’ option.</text:p>
        </text:list-item>
      </text:list>
      <text:p text:style-name="P1"/>
      <text:p text:style-name="P4"><text:span text:style-name="T2">Expected result</text:span>: The order should get deleted.</text:p>
      <text:p text:style-name="P4"><text:span text:style-name="T2">Cleanup</text:span>:</text:p>
      <text:p text:style-name="P4">To clean up the data, terminate the program</text:p>
      <text:p text:style-name="P13"/>
      <text:p text:style-name="P13"/>
      <text:p text:style-name="P13"/>
      <text:p text:style-name="P13"/>
      <text:p text:style-name="P13"/>
      <text:p text:style-name="P4"><text:soft-page-break/><text:span text:style-name="T2">Test case number</text:span>: 3</text:p>
      <text:p text:style-name="P4"><text:span text:style-name="T2">Test case title</text:span>: Set Pizza Type, Size and Price in Define Menu</text:p>
      <text:p text:style-name="P4"><text:span text:style-name="T2">Module being tested</text:span>: Define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Define Menu option</text:p>
      <text:p text:style-name="P4">3. Select Pizza Size.</text:p>
      <text:p text:style-name="P4">4. Enter Pizza Size name and price</text:p>
      <text:p text:style-name="P4">5. Click on the ‘Add More’ option to add item and price to Menu</text:p>
      <text:p text:style-name="P4">6. Click on the ‘Done’ when finish adding.</text:p>
      <text:p text:style-name="P4"/>
      <text:p text:style-name="P4"><text:span text:style-name="T2">Expected result</text:span>: Pizza Type with Size and Price are added to the list of Menu</text:p>
      <text:p text:style-name="P4"><text:span text:style-name="T2">Cleanup</text:span>:</text:p>
      <text:p text:style-name="P4">1. To change the Menu again, go to Edit Menu</text:p>
      <text:p text:style-name="P4">2. To clean up the data, terminate the program</text:p>
      <text:p text:style-name="P4"/>
      <text:p text:style-name="P4"/>
      <text:p text:style-name="P4"><text:span text:style-name="T2">Test case number:</text:span> 4</text:p>
      <text:p text:style-name="P4"><text:span text:style-name="T2">Test case title</text:span>: Remove Pizza Size</text:p>
      <text:p text:style-name="P4"><text:span text:style-name="T2">Module being tested</text:span>: Edit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‘Edit Menu’ option</text:p>
      <text:p text:style-name="P4">3. Select ‘Pizza Size’</text:p>
      <text:p text:style-name="P4">4. Select ‘Pizza Size’ check box</text:p>
      <text:p text:style-name="P4">5. Select ‘Delete Selected’ option to delete the item from the Menu</text:p>
      <text:p text:style-name="P4">6. Click on the ‘Done’ option when finished deleting.</text:p>
      <text:p text:style-name="P4"/>
      <text:p text:style-name="P4"><text:span text:style-name="T2">Expected result</text:span>: Item gets deleted from the Menu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</text:span>: 5</text:p>
      <text:p text:style-name="P4"><text:span text:style-name="T2">Test case title</text:span>: Set Pizza Crust and Price in Define Menu</text:p>
      <text:p text:style-name="P4"><text:span text:style-name="T2">Module being tested</text:span>: Define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‘Define Menu’ option.</text:p>
      <text:p text:style-name="P4">3. Select ‘Pizza Crust’.</text:p>
      <text:p text:style-name="P4">4. Enter the ‘Name’ and ‘Price’ fields.</text:p>
      <text:p text:style-name="P4">5. Click on the ‘Add More’ option to add more crust options and price to the Menu.</text:p>
      <text:p text:style-name="P4">6. Click on the ‘Done’ when finish adding.</text:p>
      <text:p text:style-name="P4"/>
      <text:p text:style-name="P4"><text:span text:style-name="T2">Expected result</text:span>: Pizza Crust and Price are added to the list of Menu</text:p>
      <text:p text:style-name="P4"><text:span text:style-name="T2">Cleanup</text:span>:</text:p>
      <text:p text:style-name="P4"><text:soft-page-break/>1. To change the Menu again, go to Edit Menu</text:p>
      <text:p text:style-name="P4">2. To clean up the data, terminate the program</text:p>
      <text:p text:style-name="P4"/>
      <text:p text:style-name="P4"/>
      <text:p text:style-name="P4"><text:span text:style-name="T2">Test case number:</text:span> 6</text:p>
      <text:p text:style-name="P4"><text:span text:style-name="T2">Test case title</text:span>: Remove Pizza Crust</text:p>
      <text:p text:style-name="P4"><text:span text:style-name="T2">Module being tested</text:span>: Edit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.</text:p>
      <text:p text:style-name="P4">2. Click on the ‘Edit Menu’ option.</text:p>
      <text:p text:style-name="P4">3. Select ‘Pizza Crust’</text:p>
      <text:p text:style-name="P4">4. Select the check boxes for all the items to be deleted.</text:p>
      <text:p text:style-name="P4">5. Select ‘Delete Selected’ option to delete item and price from the Menu.</text:p>
      <text:p text:style-name="P4">6. Click on the ‘Done Editing’ when finished editing.</text:p>
      <text:p text:style-name="P1"/>
      <text:p text:style-name="P4"><text:span text:style-name="T2">Expected result</text:span>: Pizza Crust is deleted from the list in the Menu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/>
      <text:p text:style-name="P4"><text:span text:style-name="T2">Test case number:</text:span> 7</text:p>
      <text:p text:style-name="P4"><text:span text:style-name="T2">Test case title</text:span>: Add items: Pizza Topping / Breadstick Size / Breadstick Type/ Drink Size/ Drink Type.</text:p>
      <text:p text:style-name="P4"><text:span text:style-name="T2">Module being tested</text:span>: Define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‘Define Menu’ option.</text:p>
      <text:p text:style-name="P4">3. Click on the Pizza Topping / Breadstick Size / Breadstick Type/ Drink Size/ Drink Type options to add these items.</text:p>
      <text:p text:style-name="P4">4. Click on the “Add more” option to add more items.</text:p>
      <text:p text:style-name="P4">5. Enter name and the price of the items to be added</text:p>
      <text:p text:style-name="P4">6. Click on the “Done” option to add items and their prices to the Menu.</text:p>
      <text:p text:style-name="P1"/>
      <text:p text:style-name="P4"><text:span text:style-name="T2">Expected result</text:span>: The items added get added to the Menu.</text:p>
      <text:p text:style-name="P4"><text:span text:style-name="T2">Cleanup</text:span>:</text:p>
      <text:p text:style-name="P4">1. To clean up the data, terminate the program</text:p>
      <text:p text:style-name="P4"/>
      <text:p text:style-name="P1"/>
      <text:p text:style-name="P4"><text:span text:style-name="T2">Test case number:</text:span> 8</text:p>
      <text:p text:style-name="P4"><text:span text:style-name="T2">Test case title</text:span>: Remove items: Pizza Topping / Breadstick Size / Breadstick Type/ Drink Size/ Drink Type.</text:p>
      <text:p text:style-name="P4"><text:span text:style-name="T2">Module being tested</text:span>: Edit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‘Edit Menu’ option.</text:p>
      <text:p text:style-name="P4">3. Click on the Pizza Topping / Breadstick Size / Breadstick Type/ Drink Size/ Drink Type options to <text:soft-page-break/>edit these items.</text:p>
      <text:p text:style-name="P4">4. Select the check boxes for all the items to be deleted.</text:p>
      <text:p text:style-name="P4">5. Select ‘Delete Selected’ option to delete item and price from the Menu.</text:p>
      <text:p text:style-name="P4">6. Click on the ‘Done Editing’ when finished editing.</text:p>
      <text:p text:style-name="P1"/>
      <text:p text:style-name="P4"><text:span text:style-name="T2">Expected result</text:span>: Items get deleted from the Menu</text:p>
      <text:p text:style-name="P4"><text:span text:style-name="T2">Cleanup</text:span>:</text:p>
      <text:p text:style-name="P4">1. To clean up the data, terminate the program</text:p>
      <text:p text:style-name="P8"/>
      <text:p text:style-name="P8"/>
      <text:p text:style-name="P1"/>
      <text:p text:style-name="P4"><text:span text:style-name="T2">Test case number:</text:span> 9</text:p>
      <text:p text:style-name="P4"><text:span text:style-name="T2">Test case title</text:span>: Set Special</text:p>
      <text:p text:style-name="P4"><text:span text:style-name="T2">Module being tested</text:span>: Set some item as Special in the Menu</text:p>
      <text:p text:style-name="P4"><text:span text:style-name="T2">Importance</text:span>: Required for other functionality in system</text:p>
      <text:p text:style-name="P4"><text:span text:style-name="T2">Instruction</text:span>:</text:p>
      <text:p text:style-name="P4">1. Log in as Manager</text:p>
      <text:p text:style-name="P4">2. Click on the ‘Set Special’ option</text:p>
      <text:p text:style-name="P4">3. Select Pizza, Bread stick, Drink</text:p>
      <text:p text:style-name="P4">4. Select Special Name and Price</text:p>
      <text:p text:style-name="P4">5. Click ‘Confirm ‘option to add item as a special to the Menu</text:p>
      <text:p text:style-name="P4">6. Click ‘Done’ when finished.</text:p>
      <text:p text:style-name="P1"/>
      <text:p text:style-name="P4"><text:span text:style-name="T2">Expected result</text:span>: A special gets added to the Menu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0</text:p>
      <text:p text:style-name="P4"><text:span text:style-name="T2">Test case title</text:span>: View Orders</text:p>
      <text:p text:style-name="P4"><text:span text:style-name="T2">Module being tested</text:span>: View the outstanding orders.</text:p>
      <text:p text:style-name="P4"><text:span text:style-name="T2">Importance</text:span>: Not required for other functionality in system</text:p>
      <text:p text:style-name="P1"/>
      <text:p text:style-name="P4"><text:span text:style-name="T2">Instruction</text:span>:</text:p>
      <text:p text:style-name="P4">1. Log in as Manager</text:p>
      <text:p text:style-name="P4">2. Click on the View Order option</text:p>
      <text:p text:style-name="P4">3. Put the order ID and click on the ‘Get Order’ button.</text:p>
      <text:p text:style-name="P4"><text:s/></text:p>
      <text:p text:style-name="P1"/>
      <text:p text:style-name="P4"><text:span text:style-name="T2">Expected result</text:span>: Manager is able to see all the outstanding orders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1</text:p>
      <text:p text:style-name="P4"><text:span text:style-name="T2">Test case title</text:span>: View Special</text:p>
      <text:p text:style-name="P4"><text:span text:style-name="T2">Module being tested</text:span>: View Special Order from the Menu</text:p>
      <text:p text:style-name="P4"><text:span text:style-name="T2">Importance</text:span>: Not required for other functionality in system</text:p>
      <text:p text:style-name="P1"/>
      <text:p text:style-name="P4"><text:soft-page-break/><text:span text:style-name="T2">Instruction</text:span>:</text:p>
      <text:p text:style-name="P4">1. Log in as Cashier</text:p>
      <text:p text:style-name="P4">2. Click on the ‘View Special’ option</text:p>
      <text:p text:style-name="P1"/>
      <text:p text:style-name="P4"><text:span text:style-name="T2">Expected result</text:span>: Cashier is able to see the special item in the Menu.</text:p>
      <text:p text:style-name="P4"><text:span text:style-name="T2">Cleanup</text:span>:</text:p>
      <text:p text:style-name="P4">1. To clean up the data, terminate the program</text:p>
      <text:p text:style-name="P1"/>
      <text:p text:style-name="P1"/>
      <text:p text:style-name="P4"><text:span text:style-name="T2">Test case number:</text:span> 12</text:p>
      <text:p text:style-name="P4"><text:span text:style-name="T2">Test case title</text:span>: View Order- cashier’s interface.</text:p>
      <text:p text:style-name="P4"><text:span text:style-name="T2">Module being tested</text:span>: View the outstanding orders</text:p>
      <text:p text:style-name="P4"><text:span text:style-name="T2">Importance</text:span>: Not required for other functionality in system</text:p>
      <text:p text:style-name="P4"><text:span text:style-name="T2">Instruction</text:span>:</text:p>
      <text:p text:style-name="P4">1. Log in as Cashier</text:p>
      <text:p text:style-name="P4">2. Click on the View Order option</text:p>
      <text:p text:style-name="P4">3. Put the order ID and click on the ‘Get Order’ button.</text:p>
      <text:p text:style-name="P4"/>
      <text:p text:style-name="P4"><text:span text:style-name="T2">Expected result</text:span>: Cashier is able to see the available orders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3</text:p>
      <text:p text:style-name="P4"><text:span text:style-name="T2">Test case title</text:span>: Take Order</text:p>
      <text:p text:style-name="P4"><text:span text:style-name="T2">Module being tested</text:span>: Take Order</text:p>
      <text:p text:style-name="P4"><text:span text:style-name="T2">Importance</text:span>: Required in the system</text:p>
      <text:p text:style-name="P4"><text:span text:style-name="T2">Instruction</text:span>:</text:p>
      <text:p text:style-name="P4">1. Log in as Cashier</text:p>
      <text:p text:style-name="P4">2. Click on the ‘Take Order’ option</text:p>
      <text:p text:style-name="P4">3. Enter customer name and number</text:p>
      <text:p text:style-name="P4">4. Select a type from the ‘Order Type’ option.</text:p>
      <text:p text:style-name="P4">5. Add the items from the Pizza/ Bread Sticks/ Drinks/ Special as per the customer needs.</text:p>
      <text:p text:style-name="P4">6. Click on ‘Confirm’ to confirm the order</text:p>
      <text:p text:style-name="P1"/>
      <text:p text:style-name="P4"><text:span text:style-name="T2">Expected result</text:span>: Cashier is able to select all the items as per the customer needs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4</text:p>
      <text:p text:style-name="P4"><text:span text:style-name="T2">Test case title</text:span>: Delete items from the ‘Take Order’</text:p>
      <text:p text:style-name="P4"><text:span text:style-name="T2">Module being tested</text:span>: Take Order</text:p>
      <text:p text:style-name="P4"><text:span text:style-name="T2">Importance</text:span>: Required in system</text:p>
      <text:p text:style-name="P4"><text:span text:style-name="T2">Instruction</text:span>:</text:p>
      <text:p text:style-name="P4">1. Log in as Cashier</text:p>
      <text:p text:style-name="P4">2. Click on the ‘Take Order’ option</text:p>
      <text:p text:style-name="P4">3. Enter the Customer Name and Number</text:p>
      <text:p text:style-name="P4">4. Click on the Order Type</text:p>
      <text:p text:style-name="P4"><text:soft-page-break/>5. Add the items from the Pizza/ Bread Sticks/ Drinks/ Special as per the customer needs.</text:p>
      <text:p text:style-name="P4">6. Select the check boxes of the items to be deleted.</text:p>
      <text:p text:style-name="P4">7. Click on the ‘Delete Selected’ button to remove the items.</text:p>
      <text:p text:style-name="P1"/>
      <text:p text:style-name="P4"><text:span text:style-name="T2">Expected result</text:span>: Cashier is able to remove the items from the current order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5</text:p>
      <text:p text:style-name="P4"><text:span text:style-name="T2">Test case title</text:span>: Total amount for Take Order</text:p>
      <text:p text:style-name="P4"><text:span text:style-name="T2">Module being tested</text:span>: Take Order</text:p>
      <text:p text:style-name="P4"><text:span text:style-name="T2">Importance</text:span>: Required in system</text:p>
      <text:p text:style-name="P4"><text:span text:style-name="T2">Instruction</text:span>:</text:p>
      <text:p text:style-name="P4">1. Log in as Cashier</text:p>
      <text:p text:style-name="P4">2. Click on the Take Order option</text:p>
      <text:p text:style-name="P4">3. Enter the Customer Name and the Number</text:p>
      <text:p text:style-name="P4">4. Choose an Order Type</text:p>
      <text:p text:style-name="P4">5. Add the items from the Pizza/ Bread Sticks/ Drinks/ Special as per the customer needs.</text:p>
      <text:p text:style-name="P4">6. Proceed to the ‘Payment’ page by clicking on the ‘Confirm’ button.</text:p>
      <text:p text:style-name="P1"/>
      <text:p text:style-name="P4"><text:span text:style-name="T2">Expected result</text:span>: The total amount for the current order including the taxes is displayed on the payment screen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6</text:p>
      <text:p text:style-name="P4"><text:span text:style-name="T2">Test case title</text:span>: Pay By Cash on Payments Screen</text:p>
      <text:p text:style-name="P4"><text:span text:style-name="T2">Module being tested</text:span>: Take Order</text:p>
      <text:p text:style-name="P4"><text:span text:style-name="T2">Importance</text:span>: Required in the system</text:p>
      <text:p text:style-name="P4"><text:span text:style-name="T2">Instruction</text:span>:</text:p>
      <text:p text:style-name="P4">1. Log in as Cashier</text:p>
      <text:p text:style-name="P4">2. Click on the ‘Take Order’ option</text:p>
      <text:p text:style-name="P4">3. Enter the Customer Name and the Number</text:p>
      <text:p text:style-name="P4">4. Choose an Order Type</text:p>
      <text:p text:style-name="P4">5. Add the items from the Pizza/ Bread Sticks/ Drinks/ Special as per the customer needs.</text:p>
      <text:p text:style-name="P4">6. Proceed to the ‘Payment’ page by clicking on the ‘Confirm’ button.</text:p>
      <text:p text:style-name="P4">7. Enter discount coupon if applicable.</text:p>
      <text:p text:style-name="P4">8. Click on the ‘Pay by Cash’ Option</text:p>
      <text:p text:style-name="P4">9. Enter the amount tendered.</text:p>
      <text:p text:style-name="P4">10. See the return cash amount by clicking ‘Calculate Change’ option.</text:p>
      <text:p text:style-name="P4">11. Click ‘OK’ to place the order.</text:p>
      <text:p text:style-name="P1"/>
      <text:p text:style-name="P4"><text:span text:style-name="T2">Expected result</text:span>: ‘Return Cash’ should be displayed correctly with the correct amount and the transaction is complete after clicking the ‘OK’ button.</text:p>
      <text:p text:style-name="P4"><text:span text:style-name="T2">Cleanup</text:span>:</text:p>
      <text:p text:style-name="P4">1. To clean up the data, terminate the program</text:p>
      <text:p text:style-name="P4"/>
      <text:p text:style-name="P4"><text:soft-page-break/></text:p>
      <text:p text:style-name="P4"/>
      <text:p text:style-name="P4"><text:span text:style-name="T2">Test case number:</text:span> 17</text:p>
      <text:p text:style-name="P4"><text:span text:style-name="T2">Test case title</text:span>: Pay by Card on the Payments Screen</text:p>
      <text:p text:style-name="P4"><text:span text:style-name="T2">Module being tested</text:span>: Take Order</text:p>
      <text:p text:style-name="P4"><text:span text:style-name="T2">Importance</text:span>: Required in system</text:p>
      <text:p text:style-name="P4"><text:span text:style-name="T2">Instruction</text:span>:</text:p>
      <text:p text:style-name="P4">1. Log in as Cashier</text:p>
      <text:p text:style-name="P4">2. Click on the ‘Take Order’ option</text:p>
      <text:p text:style-name="P4">3. Enter the Customer Name and the Number</text:p>
      <text:p text:style-name="P4">4. Choose an Order Type</text:p>
      <text:p text:style-name="P4">5. Add the items from the Pizza/ Bread Sticks/ Drinks/ Special as per the customer needs.</text:p>
      <text:p text:style-name="P4">6. Proceed to the ‘Payment’ page by clicking on the ‘Confirm’ button.</text:p>
      <text:p text:style-name="P4">7. Enter discount coupon if applicable.</text:p>
      <text:p text:style-name="P4">8. Click on the ‘Pay by Card’ Option</text:p>
      <text:p text:style-name="P4">9. Enter the card details- Card holder’s name, card number and the valid through date.</text:p>
      <text:p text:style-name="P4">10. Click ‘OK’</text:p>
      <text:p text:style-name="P1"/>
      <text:p text:style-name="P4"><text:span text:style-name="T2">Expected result</text:span>: The Customer details are verified and the transaction is complete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8</text:p>
      <text:p text:style-name="P4"><text:span text:style-name="T2">Test case title</text:span>: View Order- Chef’s interface</text:p>
      <text:p text:style-name="P4"><text:span text:style-name="T2">Module being tested</text:span>: View Order</text:p>
      <text:p text:style-name="P4"><text:span text:style-name="T2">Importance</text:span>: required in system</text:p>
      <text:p text:style-name="P4"><text:span text:style-name="T2">Instruction</text:span>:</text:p>
      <text:p text:style-name="P4">1. Log in as Chef</text:p>
      <text:p text:style-name="P4">2. Select the current order and mark it as complete when done.</text:p>
      <text:p text:style-name="P4"/>
      <text:p text:style-name="P4"><text:span text:style-name="T2">Expected result</text:span>: Order gets removed from the list once ‘Order Complete’ button is pressed.</text:p>
      <text:p text:style-name="P4"><text:span text:style-name="T2">Cleanup</text:span>:</text:p>
      <text:p text:style-name="P4">1. To clean up the data, terminate the program</text:p>
      <text:p text:style-name="P4"/>
      <text:p text:style-name="P4"/>
      <text:p text:style-name="P4"><text:span text:style-name="T2">Test case number:</text:span> 19</text:p>
      <text:p text:style-name="P4"><text:span text:style-name="T2">Test case title</text:span>: Cancel the Order using Manager over-ride</text:p>
      <text:p text:style-name="P4"><text:span text:style-name="T2">Module being tested</text:span>: View Order</text:p>
      <text:p text:style-name="P4"><text:span text:style-name="T2">Importance</text:span>: Required in system</text:p>
      <text:p text:style-name="P4"><text:span text:style-name="T2">Instruction</text:span>:</text:p>
      <text:p text:style-name="P4">1. Log in as Chef</text:p>
      <text:p text:style-name="P4">2. Click on the ‘Manager Override’ option</text:p>
      <text:p text:style-name="P4">3. Enter the order number</text:p>
      <text:p text:style-name="P4">4. Select ‘Manager’ and enter the credentials</text:p>
      <text:p text:style-name="P4">5. Click on the ‘Cancel Order’ button.</text:p>
      <text:p text:style-name="P4"/>
      <text:p text:style-name="P4"><text:span text:style-name="T2">Expected result</text:span>: Order should get deleted from the order list</text:p>
      <text:p text:style-name="P4"><text:span text:style-name="T2">Cleanup</text:span>:</text:p>
      <text:p text:style-name="P4"><text:soft-page-break/>1. To clean up the data, terminate the program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ddy</meta:initial-creator>
    <meta:creation-date>2015-10-28T20:26:06.318486957</meta:creation-date>
    <dc:date>2015-10-28T20:49:11.558443926</dc:date>
    <dc:creator>Reddy</dc:creator>
    <meta:editing-duration>PT23M5S</meta:editing-duration>
    <meta:editing-cycles>1</meta:editing-cycles>
    <meta:document-statistic meta:table-count="0" meta:image-count="4" meta:object-count="0" meta:page-count="11" meta:paragraph-count="267" meta:word-count="1888" meta:character-count="10572" meta:non-whitespace-character-count="8953"/>
    <meta:generator>LibreOffice/4.3.7.2$Linux_X86_64 LibreOffice_project/430$Build-2</meta:generator>
  </office:meta>
</office:document-meta>
</file>